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r3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odelos Conceptuales</text:p>
          </draw:text-box>
        </draw:frame>
        <draw:rect draw:style-name="gr1" draw:text-style-name="P1" draw:layer="layout" svg:width="5.4cm" svg:height="2.4cm" svg:x="3.4cm" svg:y="6.4cm">
          <text:p text:style-name="P1">Solicitudes</text:p>
        </draw:rect>
        <draw:rect draw:style-name="gr1" draw:text-style-name="P1" draw:layer="layout" svg:width="5.4cm" svg:height="2.4cm" svg:x="3.4cm" svg:y="9.4cm">
          <text:p text:style-name="P1">Estado</text:p>
        </draw:rect>
        <draw:rect draw:style-name="gr1" draw:text-style-name="P1" draw:layer="layout" svg:width="5.4cm" svg:height="2.4cm" svg:x="3.4cm" svg:y="12.4cm">
          <text:p text:style-name="P1">Tiempo</text:p>
        </draw:rect>
        <draw:rect draw:style-name="gr1" draw:text-style-name="P1" draw:layer="layout" svg:width="5.4cm" svg:height="2.4cm" svg:x="21.2cm" svg:y="8.8cm">
          <text:p text:style-name="P1">Tiempo promedio</text:p>
        </draw:rect>
        <draw:ellipse draw:style-name="gr1" draw:text-style-name="P1" draw:layer="layout" svg:width="5.6cm" svg:height="3.4cm" svg:x="12cm" svg:y="8.6cm">
          <text:p text:style-name="P1">Tiempo</text:p>
        </draw:ellipse>
        <draw:line draw:style-name="gr2" draw:text-style-name="P1" draw:layer="layout" svg:x1="17.6cm" svg:y1="10cm" svg:x2="21.2cm" svg:y2="10cm">
          <text:p/>
        </draw:line>
        <draw:line draw:style-name="gr3" draw:text-style-name="P1" draw:layer="layout" svg:x1="8.8cm" svg:y1="7.4cm" svg:x2="12.4cm" svg:y2="9.4cm">
          <text:p/>
        </draw:line>
        <draw:line draw:style-name="gr3" draw:text-style-name="P1" draw:layer="layout" svg:x1="8.8cm" svg:y1="10.6cm" svg:x2="12cm" svg:y2="10.2cm">
          <text:p/>
        </draw:line>
        <draw:line draw:style-name="gr3" draw:text-style-name="P1" draw:layer="layout" svg:x1="8.8cm" svg:y1="14cm" svg:x2="12.6cm" svg:y2="11.4cm">
          <text:p/>
        </draw:line>
        <draw:frame draw:style-name="gr4" draw:layer="layout" svg:width="6.027cm" svg:height="0.962cm" svg:x="10cm" svg:y="4.338cm">
          <draw:text-box>
            <text:p>Requerimiento Nº 1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4" draw:layer="layout" svg:width="6.027cm" svg:height="0.962cm" svg:x="2.4cm" svg:y="0.8cm">
          <draw:text-box>
            <text:p>Requerimiento Nº 2</text:p>
          </draw:text-box>
        </draw:frame>
        <draw:rect draw:style-name="gr1" draw:text-style-name="P1" draw:layer="layout" svg:width="5.4cm" svg:height="2.4cm" svg:x="2.4cm" svg:y="4.6cm">
          <text:p text:style-name="P1">Servicios</text:p>
        </draw:rect>
        <draw:rect draw:style-name="gr1" draw:text-style-name="P1" draw:layer="layout" svg:width="5.4cm" svg:height="2.4cm" svg:x="2.4cm" svg:y="7.6cm">
          <text:p text:style-name="P1">Tipo de Servicios</text:p>
        </draw:rect>
        <draw:rect draw:style-name="gr1" draw:text-style-name="P1" draw:layer="layout" svg:width="5.4cm" svg:height="2.4cm" svg:x="2.4cm" svg:y="10.6cm">
          <text:p text:style-name="P1">Solicitudes</text:p>
        </draw:rect>
        <draw:rect draw:style-name="gr1" draw:text-style-name="P1" draw:layer="layout" svg:width="5.4cm" svg:height="2.4cm" svg:x="20.2cm" svg:y="7cm">
          <text:p text:style-name="P1">Desempeño del</text:p>
          <text:p text:style-name="P1">Personal</text:p>
        </draw:rect>
        <draw:ellipse draw:style-name="gr1" draw:text-style-name="P1" draw:layer="layout" svg:width="5.6cm" svg:height="3.4cm" svg:x="11cm" svg:y="6.8cm">
          <text:p text:style-name="P1">Obras</text:p>
        </draw:ellipse>
        <draw:line draw:style-name="gr2" draw:text-style-name="P1" draw:layer="layout" svg:x1="16.6cm" svg:y1="8.2cm" svg:x2="20.2cm" svg:y2="8.2cm">
          <text:p/>
        </draw:line>
        <draw:line draw:style-name="gr3" draw:text-style-name="P1" draw:layer="layout" svg:x1="7.8cm" svg:y1="5.6cm" svg:x2="11.4cm" svg:y2="7.6cm">
          <text:p/>
        </draw:line>
        <draw:line draw:style-name="gr3" draw:text-style-name="P1" draw:layer="layout" svg:x1="7.8cm" svg:y1="8.8cm" svg:x2="11cm" svg:y2="8.4cm">
          <text:p/>
        </draw:line>
        <draw:line draw:style-name="gr3" draw:text-style-name="P1" draw:layer="layout" svg:x1="7.8cm" svg:y1="12.2cm" svg:x2="11.6cm" svg:y2="9.6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4" draw:layer="layout" svg:width="5.853cm" svg:height="0.962cm" svg:x="2cm" svg:y="0.8cm">
          <draw:text-box>
            <text:p>Requerimiento Nº3</text:p>
          </draw:text-box>
        </draw:frame>
        <draw:rect draw:style-name="gr1" draw:text-style-name="P1" draw:layer="layout" svg:width="5.4cm" svg:height="2.4cm" svg:x="3.399cm" svg:y="6.399cm">
          <text:p text:style-name="P1">Solicitudes</text:p>
        </draw:rect>
        <draw:rect draw:style-name="gr1" draw:text-style-name="P1" draw:layer="layout" svg:width="5.4cm" svg:height="2.4cm" svg:x="3.399cm" svg:y="9.399cm">
          <text:p text:style-name="P1">Material</text:p>
        </draw:rect>
        <draw:rect draw:style-name="gr1" draw:text-style-name="P1" draw:layer="layout" svg:width="5.4cm" svg:height="2.4cm" svg:x="3.399cm" svg:y="12.399cm">
          <text:p text:style-name="P1">Servicios</text:p>
        </draw:rect>
        <draw:rect draw:style-name="gr1" draw:text-style-name="P1" draw:layer="layout" svg:width="5.4cm" svg:height="2.4cm" svg:x="21.199cm" svg:y="8.799cm">
          <text:p text:style-name="P1">Cantidad de </text:p>
          <text:p text:style-name="P1">Material usado </text:p>
          <text:p text:style-name="P1">Cada mes</text:p>
        </draw:rect>
        <draw:ellipse draw:style-name="gr1" draw:text-style-name="P1" draw:layer="layout" svg:width="5.6cm" svg:height="3.4cm" svg:x="11.999cm" svg:y="8.599cm">
          <text:p text:style-name="P1">Material</text:p>
        </draw:ellipse>
        <draw:line draw:style-name="gr2" draw:text-style-name="P1" draw:layer="layout" svg:x1="17.599cm" svg:y1="9.999cm" svg:x2="21.199cm" svg:y2="9.999cm">
          <text:p/>
        </draw:line>
        <draw:line draw:style-name="gr3" draw:text-style-name="P1" draw:layer="layout" svg:x1="8.799cm" svg:y1="7.399cm" svg:x2="12.399cm" svg:y2="9.399cm">
          <text:p/>
        </draw:line>
        <draw:line draw:style-name="gr3" draw:text-style-name="P1" draw:layer="layout" svg:x1="8.799cm" svg:y1="10.599cm" svg:x2="11.999cm" svg:y2="10.199cm">
          <text:p/>
        </draw:line>
        <draw:line draw:style-name="gr3" draw:text-style-name="P1" draw:layer="layout" svg:x1="8.799cm" svg:y1="13.999cm" svg:x2="12.599cm" svg:y2="11.399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4" draw:layer="layout" svg:width="6.027cm" svg:height="0.962cm" svg:x="1.8cm" svg:y="1.2cm">
          <draw:text-box>
            <text:p>Requerimiento Nº 4</text:p>
          </draw:text-box>
        </draw:frame>
        <draw:rect draw:style-name="gr1" draw:text-style-name="P1" draw:layer="layout" svg:width="5.4cm" svg:height="2.4cm" svg:x="3.4cm" svg:y="4.2cm">
          <text:p text:style-name="P1">Solicitudes</text:p>
        </draw:rect>
        <draw:rect draw:style-name="gr1" draw:text-style-name="P1" draw:layer="layout" svg:width="5.4cm" svg:height="2.4cm" svg:x="3.2cm" svg:y="7.8cm">
          <text:p text:style-name="P1">Servicios</text:p>
        </draw:rect>
        <draw:rect draw:style-name="gr1" draw:text-style-name="P1" draw:layer="layout" svg:width="5.4cm" svg:height="2.4cm" svg:x="3.2cm" svg:y="11cm">
          <text:p text:style-name="P1">Tiempo</text:p>
        </draw:rect>
        <draw:rect draw:style-name="gr1" draw:text-style-name="P1" draw:layer="layout" svg:width="5.4cm" svg:height="2.4cm" svg:x="21.4cm" svg:y="6.8cm">
          <text:p text:style-name="P1">Porcentaje de</text:p>
          <text:p text:style-name="P1">Ocupación</text:p>
        </draw:rect>
        <draw:ellipse draw:style-name="gr1" draw:text-style-name="P1" draw:layer="layout" svg:width="5.6cm" svg:height="3.4cm" svg:x="11.999cm" svg:y="6.6cm">
          <text:p text:style-name="P1">Tiempo</text:p>
        </draw:ellipse>
        <draw:line draw:style-name="gr2" draw:text-style-name="P1" draw:layer="layout" svg:x1="17.599cm" svg:y1="8.2cm" svg:x2="21.199cm" svg:y2="8.2cm">
          <text:p/>
        </draw:line>
        <draw:ellipse draw:style-name="gr1" draw:text-style-name="P1" draw:layer="layout" svg:width="5.6cm" svg:height="3.4cm" svg:x="12cm" svg:y="11.2cm">
          <text:p text:style-name="P1">Tiempo</text:p>
        </draw:ellipse>
        <draw:rect draw:style-name="gr1" draw:text-style-name="P1" draw:layer="layout" svg:width="5.4cm" svg:height="3.4cm" svg:x="21.4cm" svg:y="11cm">
          <text:p text:style-name="P1">Cantidad de </text:p>
          <text:p text:style-name="P1">Proyectos que se</text:p>
          <text:p text:style-name="P1">Atienden </text:p>
          <text:p text:style-name="P1">Simultáneamente</text:p>
        </draw:rect>
        <draw:rect draw:style-name="gr1" draw:text-style-name="P1" draw:layer="layout" svg:width="5.4cm" svg:height="2.4cm" svg:x="3cm" svg:y="14.6cm">
          <text:p text:style-name="P1">Estado</text:p>
        </draw:rect>
        <draw:line draw:style-name="gr2" draw:text-style-name="P1" draw:layer="layout" svg:x1="17.6cm" svg:y1="12.8cm" svg:x2="21.2cm" svg:y2="12.8cm">
          <text:p/>
        </draw:line>
        <draw:line draw:style-name="gr3" draw:text-style-name="P1" draw:layer="layout" svg:x1="8.8cm" svg:y1="5cm" svg:x2="12.8cm" svg:y2="7.2cm">
          <text:p/>
        </draw:line>
        <draw:line draw:style-name="gr3" draw:text-style-name="P1" draw:layer="layout" svg:x1="8.8cm" svg:y1="6cm" svg:x2="12.8cm" svg:y2="11.8cm">
          <text:p/>
        </draw:line>
        <draw:line draw:style-name="gr3" draw:text-style-name="P1" draw:layer="layout" svg:x1="8.4cm" svg:y1="16cm" svg:x2="12.4cm" svg:y2="13.8cm">
          <text:p/>
        </draw:line>
        <draw:line draw:style-name="gr3" draw:text-style-name="P1" draw:layer="layout" svg:x1="8.4cm" svg:y1="15.2cm" svg:x2="12.6cm" svg:y2="9.4cm">
          <text:p/>
        </draw:line>
        <draw:line draw:style-name="gr3" draw:text-style-name="P1" draw:layer="layout" svg:x1="8.6cm" svg:y1="8.8cm" svg:x2="11.999cm" svg:y2="8.2cm">
          <text:p/>
        </draw:line>
        <draw:line draw:style-name="gr3" draw:text-style-name="P1" draw:layer="layout" svg:x1="8.6cm" svg:y1="11.6cm" svg:x2="12.2cm" svg:y2="8.8cm">
          <text:p/>
        </draw:lin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4" draw:layer="layout" svg:width="6.027cm" svg:height="0.962cm" svg:x="3cm" svg:y="1.6cm">
          <draw:text-box>
            <text:p>Requerimiento Nº 5</text:p>
          </draw:text-box>
        </draw:frame>
        <draw:rect draw:style-name="gr1" draw:text-style-name="P1" draw:layer="layout" svg:width="5.4cm" svg:height="2.4cm" svg:x="3.398cm" svg:y="6.398cm">
          <text:p text:style-name="P1">Solicitudes</text:p>
        </draw:rect>
        <draw:rect draw:style-name="gr1" draw:text-style-name="P1" draw:layer="layout" svg:width="5.4cm" svg:height="2.4cm" svg:x="3.398cm" svg:y="9.398cm">
          <text:p text:style-name="P1">Localidad</text:p>
        </draw:rect>
        <draw:rect draw:style-name="gr1" draw:text-style-name="P1" draw:layer="layout" svg:width="5.4cm" svg:height="2.4cm" svg:x="3.398cm" svg:y="12.398cm">
          <text:p text:style-name="P1">Servicios</text:p>
        </draw:rect>
        <draw:rect draw:style-name="gr1" draw:text-style-name="P1" draw:layer="layout" svg:width="5.4cm" svg:height="2.4cm" svg:x="21.198cm" svg:y="8.798cm">
          <text:p text:style-name="P1">Tiempo entre</text:p>
          <text:p text:style-name="P1">2 fallas</text:p>
        </draw:rect>
        <draw:ellipse draw:style-name="gr1" draw:text-style-name="P1" draw:layer="layout" svg:width="5.6cm" svg:height="3.4cm" svg:x="11.998cm" svg:y="8.598cm">
          <text:p text:style-name="P1">Falla</text:p>
        </draw:ellipse>
        <draw:line draw:style-name="gr2" draw:text-style-name="P1" draw:layer="layout" svg:x1="17.598cm" svg:y1="9.998cm" svg:x2="21.198cm" svg:y2="9.998cm">
          <text:p/>
        </draw:line>
        <draw:line draw:style-name="gr3" draw:text-style-name="P1" draw:layer="layout" svg:x1="8.798cm" svg:y1="7.398cm" svg:x2="12.398cm" svg:y2="9.398cm">
          <text:p/>
        </draw:line>
        <draw:line draw:style-name="gr3" draw:text-style-name="P1" draw:layer="layout" svg:x1="8.798cm" svg:y1="10.598cm" svg:x2="11.998cm" svg:y2="10.198cm">
          <text:p/>
        </draw:line>
        <draw:line draw:style-name="gr3" draw:text-style-name="P1" draw:layer="layout" svg:x1="8.798cm" svg:y1="13.998cm" svg:x2="12.598cm" svg:y2="11.398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rect draw:style-name="gr1" draw:text-style-name="P1" draw:layer="layout" svg:width="5.4cm" svg:height="2.4cm" svg:x="3.398cm" svg:y="6.398cm">
          <text:p text:style-name="P1">Solicitudes</text:p>
        </draw:rect>
        <draw:rect draw:style-name="gr1" draw:text-style-name="P1" draw:layer="layout" svg:width="5.4cm" svg:height="2.4cm" svg:x="3.398cm" svg:y="12.398cm">
          <text:p text:style-name="P1">Centro de Costos</text:p>
        </draw:rect>
        <draw:rect draw:style-name="gr1" draw:text-style-name="P1" draw:layer="layout" svg:width="5.4cm" svg:height="2.4cm" svg:x="21.198cm" svg:y="8.798cm">
          <text:p text:style-name="P1">Porcentaje por</text:p>
          <text:p text:style-name="P1">centro</text:p>
        </draw:rect>
        <draw:ellipse draw:style-name="gr1" draw:text-style-name="P1" draw:layer="layout" svg:width="5.6cm" svg:height="3.4cm" svg:x="11.998cm" svg:y="8.598cm">
          <text:p text:style-name="P1">Solicitudes por</text:p>
          <text:p text:style-name="P1">Falla</text:p>
        </draw:ellipse>
        <draw:line draw:style-name="gr2" draw:text-style-name="P1" draw:layer="layout" svg:x1="17.598cm" svg:y1="9.998cm" svg:x2="21.198cm" svg:y2="9.998cm">
          <text:p/>
        </draw:line>
        <draw:line draw:style-name="gr3" draw:text-style-name="P1" draw:layer="layout" svg:x1="8.798cm" svg:y1="7.398cm" svg:x2="12.398cm" svg:y2="9.398cm">
          <text:p/>
        </draw:line>
        <draw:line draw:style-name="gr3" draw:text-style-name="P1" draw:layer="layout" svg:x1="8.798cm" svg:y1="13.998cm" svg:x2="12.598cm" svg:y2="11.398cm">
          <text:p/>
        </draw:line>
        <draw:frame draw:style-name="gr4" draw:layer="layout" svg:width="5.853cm" svg:height="0.962cm" svg:x="2.6cm" svg:y="1.8cm">
          <draw:text-box>
            <text:p>Requerimiento Nº6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rect draw:style-name="gr1" draw:text-style-name="P1" draw:layer="layout" svg:width="5.4cm" svg:height="2.4cm" svg:x="3.398cm" svg:y="5.4cm">
          <text:p text:style-name="P1">?</text:p>
        </draw:rect>
        <draw:rect draw:style-name="gr1" draw:text-style-name="P1" draw:layer="layout" svg:width="5.4cm" svg:height="2.4cm" svg:x="3.398cm" svg:y="8.4cm">
          <text:p text:style-name="P1">?</text:p>
        </draw:rect>
        <draw:rect draw:style-name="gr1" draw:text-style-name="P1" draw:layer="layout" svg:width="5.4cm" svg:height="2.4cm" svg:x="3.2cm" svg:y="11.4cm">
          <text:p text:style-name="P1">?</text:p>
        </draw:rect>
        <draw:rect draw:style-name="gr1" draw:text-style-name="P1" draw:layer="layout" svg:width="5.4cm" svg:height="2.4cm" svg:x="21.198cm" svg:y="8.798cm">
          <text:p text:style-name="P1">?</text:p>
        </draw:rect>
        <draw:ellipse draw:style-name="gr1" draw:text-style-name="P1" draw:layer="layout" svg:width="5.6cm" svg:height="3.4cm" svg:x="11.998cm" svg:y="8.598cm">
          <text:p text:style-name="P1">?</text:p>
        </draw:ellipse>
        <draw:line draw:style-name="gr2" draw:text-style-name="P1" draw:layer="layout" svg:x1="17.598cm" svg:y1="9.998cm" svg:x2="21.198cm" svg:y2="9.998cm">
          <text:p/>
        </draw:line>
        <draw:frame draw:style-name="gr4" draw:layer="layout" svg:width="6.027cm" svg:height="0.962cm" svg:x="3.2cm" svg:y="2cm">
          <draw:text-box>
            <text:p>Requerimiento Nº 7</text:p>
          </draw:text-box>
        </draw:frame>
        <draw:rect draw:style-name="gr1" draw:text-style-name="P1" draw:layer="layout" svg:width="5.4cm" svg:height="2.4cm" svg:x="3.2cm" svg:y="14.6cm">
          <text:p text:style-name="P1">?</text:p>
        </draw:rect>
        <draw:line draw:style-name="gr3" draw:text-style-name="P1" draw:layer="layout" svg:x1="8.798cm" svg:y1="6.2cm" svg:x2="12.8cm" svg:y2="9cm">
          <text:p/>
        </draw:line>
        <draw:line draw:style-name="gr3" draw:text-style-name="P1" draw:layer="layout" svg:x1="8.798cm" svg:y1="9.4cm" svg:x2="11.998cm" svg:y2="9.8cm">
          <text:p/>
        </draw:line>
        <draw:line draw:style-name="gr3" draw:text-style-name="P1" draw:layer="layout" svg:x1="8.6cm" svg:y1="12.6cm" svg:x2="11.998cm" svg:y2="11cm">
          <text:p/>
        </draw:line>
        <draw:line draw:style-name="gr3" draw:text-style-name="P1" draw:layer="layout" svg:x1="8.6cm" svg:y1="15.8cm" svg:x2="13.4cm" svg:y2="11.998cm">
          <text:p/>
        </draw:lin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rect draw:style-name="gr1" draw:text-style-name="P1" draw:layer="layout" svg:width="5.4cm" svg:height="2.4cm" svg:x="3.397cm" svg:y="6.397cm">
          <text:p text:style-name="P1">Solicitudes</text:p>
        </draw:rect>
        <draw:rect draw:style-name="gr1" draw:text-style-name="P1" draw:layer="layout" svg:width="5.4cm" svg:height="2.4cm" svg:x="3.397cm" svg:y="12.397cm">
          <text:p text:style-name="P1">Servicios</text:p>
        </draw:rect>
        <draw:ellipse draw:style-name="gr1" draw:text-style-name="P1" draw:layer="layout" svg:width="5.6cm" svg:height="3.4cm" svg:x="11.997cm" svg:y="8.597cm">
          <text:p text:style-name="P1">Cantidad de</text:p>
          <text:p text:style-name="P1">Recursos</text:p>
        </draw:ellipse>
        <draw:line draw:style-name="gr3" draw:text-style-name="P1" draw:layer="layout" svg:x1="8.797cm" svg:y1="7.397cm" svg:x2="12.397cm" svg:y2="9.397cm">
          <text:p/>
        </draw:line>
        <draw:line draw:style-name="gr3" draw:text-style-name="P1" draw:layer="layout" svg:x1="8.797cm" svg:y1="13.997cm" svg:x2="12.597cm" svg:y2="11.397cm">
          <text:p/>
        </draw:line>
        <draw:rect draw:style-name="gr1" draw:text-style-name="P1" draw:layer="layout" svg:width="5.4cm" svg:height="2.8cm" svg:x="21cm" svg:y="11cm">
          <text:p text:style-name="P1">Diferencia entre</text:p>
          <text:p text:style-name="P1">Personal estimado</text:p>
          <text:p text:style-name="P1">Y</text:p>
          <text:p text:style-name="P1">Personal usado</text:p>
        </draw:rect>
        <draw:rect draw:style-name="gr1" draw:text-style-name="P1" draw:layer="layout" svg:width="5.4cm" svg:height="3.4cm" svg:x="21cm" svg:y="5.6cm">
          <text:p text:style-name="P1">Diferencia entre</text:p>
          <text:p text:style-name="P1">Material Estimado</text:p>
          <text:p text:style-name="P1">Y</text:p>
          <text:p text:style-name="P1">Material Usado</text:p>
        </draw:rect>
        <draw:line draw:style-name="gr2" draw:text-style-name="P1" draw:layer="layout" svg:x1="17.2cm" svg:y1="9.4cm" svg:x2="21cm" svg:y2="7.8cm">
          <text:p/>
        </draw:line>
        <draw:line draw:style-name="gr2" draw:text-style-name="P1" draw:layer="layout" svg:x1="17.2cm" svg:y1="11.2cm" svg:x2="21cm" svg:y2="12.4cm">
          <text:p/>
        </draw:line>
        <draw:frame draw:style-name="gr4" draw:layer="layout" svg:width="5.853cm" svg:height="0.962cm" svg:x="2.4cm" svg:y="1.6cm">
          <draw:text-box>
            <text:p>Requerimiento Nº8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rect draw:style-name="gr1" draw:text-style-name="P1" draw:layer="layout" svg:width="5.4cm" svg:height="2.4cm" svg:x="2.399cm" svg:y="4.599cm">
          <text:p text:style-name="P1">TIempo</text:p>
        </draw:rect>
        <draw:rect draw:style-name="gr1" draw:text-style-name="P1" draw:layer="layout" svg:width="5.4cm" svg:height="2.4cm" svg:x="2.399cm" svg:y="7.599cm">
          <text:p text:style-name="P1">Estado</text:p>
        </draw:rect>
        <draw:rect draw:style-name="gr1" draw:text-style-name="P1" draw:layer="layout" svg:width="5.4cm" svg:height="2.4cm" svg:x="2.399cm" svg:y="10.599cm">
          <text:p text:style-name="P1">Solicitudes</text:p>
        </draw:rect>
        <draw:rect draw:style-name="gr1" draw:text-style-name="P1" draw:layer="layout" svg:width="5.4cm" svg:height="3.2cm" svg:x="20.199cm" svg:y="6.6cm">
          <text:p text:style-name="P1">Cantidad de</text:p>
          <text:p text:style-name="P1">Solicitudes </text:p>
          <text:p text:style-name="P1">Mensuales en sus</text:p>
          <text:p text:style-name="P1">Diferentes estados</text:p>
        </draw:rect>
        <draw:ellipse draw:style-name="gr1" draw:text-style-name="P1" draw:layer="layout" svg:width="5.6cm" svg:height="3.4cm" svg:x="10.999cm" svg:y="6.799cm">
          <text:p text:style-name="P1">Estado</text:p>
        </draw:ellipse>
        <draw:line draw:style-name="gr2" draw:text-style-name="P1" draw:layer="layout" svg:x1="16.599cm" svg:y1="8.199cm" svg:x2="20.199cm" svg:y2="8.199cm">
          <text:p/>
        </draw:line>
        <draw:line draw:style-name="gr3" draw:text-style-name="P1" draw:layer="layout" svg:x1="7.799cm" svg:y1="5.599cm" svg:x2="11.399cm" svg:y2="7.599cm">
          <text:p/>
        </draw:line>
        <draw:line draw:style-name="gr3" draw:text-style-name="P1" draw:layer="layout" svg:x1="7.799cm" svg:y1="8.799cm" svg:x2="10.999cm" svg:y2="8.399cm">
          <text:p/>
        </draw:line>
        <draw:line draw:style-name="gr3" draw:text-style-name="P1" draw:layer="layout" svg:x1="7.799cm" svg:y1="12.199cm" svg:x2="11.599cm" svg:y2="9.599cm">
          <text:p/>
        </draw:line>
        <draw:frame draw:style-name="gr4" draw:layer="layout" svg:width="5.853cm" svg:height="0.962cm" svg:x="3cm" svg:y="1.4cm">
          <draw:text-box>
            <text:p>Requerimiento Nº8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rect draw:style-name="gr1" draw:text-style-name="P1" draw:layer="layout" svg:width="5.4cm" svg:height="2.4cm" svg:x="2.399cm" svg:y="6cm">
          <text:p text:style-name="P1">Edificio</text:p>
        </draw:rect>
        <draw:rect draw:style-name="gr1" draw:text-style-name="P1" draw:layer="layout" svg:width="5.4cm" svg:height="2.4cm" svg:x="2.399cm" svg:y="9cm">
          <text:p text:style-name="P1">Localidad</text:p>
        </draw:rect>
        <draw:rect draw:style-name="gr1" draw:text-style-name="P1" draw:layer="layout" svg:width="5.4cm" svg:height="2.4cm" svg:x="2.399cm" svg:y="12cm">
          <text:p text:style-name="P1">Servicios</text:p>
        </draw:rect>
        <draw:rect draw:style-name="gr1" draw:text-style-name="P1" draw:layer="layout" svg:width="5.4cm" svg:height="2.4cm" svg:x="20.2cm" svg:y="10.2cm">
          <text:p text:style-name="P1"><text:s/>Numero de Fallas</text:p>
          <text:p text:style-name="P1">Por Edificio</text:p>
        </draw:rect>
        <draw:ellipse draw:style-name="gr1" draw:text-style-name="P1" draw:layer="layout" svg:width="5.6cm" svg:height="3.4cm" svg:x="10.999cm" svg:y="9.8cm">
          <text:p text:style-name="P1">Fallas</text:p>
        </draw:ellipse>
        <draw:line draw:style-name="gr2" draw:text-style-name="P1" draw:layer="layout" svg:x1="16.599cm" svg:y1="11.4cm" svg:x2="20.199cm" svg:y2="11.4cm">
          <text:p/>
        </draw:line>
        <draw:frame draw:style-name="gr4" draw:layer="layout" svg:width="6.382cm" svg:height="0.962cm" svg:x="2.4cm" svg:y="1cm">
          <draw:text-box>
            <text:p>Requerimiento Nº 10</text:p>
          </draw:text-box>
        </draw:frame>
        <draw:rect draw:style-name="gr1" draw:text-style-name="P1" draw:layer="layout" svg:width="5.4cm" svg:height="2.4cm" svg:x="2.4cm" svg:y="14.8cm">
          <text:p text:style-name="P1">Solicitud</text:p>
        </draw:rect>
        <draw:line draw:style-name="gr3" draw:text-style-name="P1" draw:layer="layout" svg:x1="7.799cm" svg:y1="7.2cm" svg:x2="11.8cm" svg:y2="10.2cm">
          <text:p/>
        </draw:line>
        <draw:line draw:style-name="gr3" draw:text-style-name="P1" draw:layer="layout" svg:x1="7.799cm" svg:y1="10.2cm" svg:x2="10.999cm" svg:y2="11.2cm">
          <text:p/>
        </draw:line>
        <draw:line draw:style-name="gr3" draw:text-style-name="P1" draw:layer="layout" svg:x1="7.799cm" svg:y1="12.8cm" svg:x2="10.999cm" svg:y2="12cm">
          <text:p/>
        </draw:line>
        <draw:line draw:style-name="gr3" draw:text-style-name="P1" draw:layer="layout" svg:x1="7.8cm" svg:y1="16cm" svg:x2="11.8cm" svg:y2="12.8cm">
          <text:p/>
        </draw:lin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rect draw:style-name="gr1" draw:text-style-name="P1" draw:layer="layout" svg:width="5.4cm" svg:height="2.4cm" svg:x="3.397cm" svg:y="6.397cm">
          <text:p text:style-name="P1">Solicitudes</text:p>
        </draw:rect>
        <draw:rect draw:style-name="gr1" draw:text-style-name="P1" draw:layer="layout" svg:width="5.4cm" svg:height="2.4cm" svg:x="3.397cm" svg:y="12.397cm">
          <text:p text:style-name="P1">Centro de Costos</text:p>
        </draw:rect>
        <draw:rect draw:style-name="gr1" draw:text-style-name="P1" draw:layer="layout" svg:width="5.4cm" svg:height="2.4cm" svg:x="21.197cm" svg:y="8.797cm">
          <text:p text:style-name="P1">Diferencia en </text:p>
          <text:p text:style-name="P1">Tiempo de </text:p>
          <text:p text:style-name="P1">atención</text:p>
        </draw:rect>
        <draw:ellipse draw:style-name="gr1" draw:text-style-name="P1" draw:layer="layout" svg:width="5.6cm" svg:height="3.4cm" svg:x="11.997cm" svg:y="8.597cm">
          <text:p text:style-name="P1">Centros</text:p>
        </draw:ellipse>
        <draw:line draw:style-name="gr2" draw:text-style-name="P1" draw:layer="layout" svg:x1="17.597cm" svg:y1="9.997cm" svg:x2="21.197cm" svg:y2="9.997cm">
          <text:p/>
        </draw:line>
        <draw:line draw:style-name="gr3" draw:text-style-name="P1" draw:layer="layout" svg:x1="8.797cm" svg:y1="7.397cm" svg:x2="12.397cm" svg:y2="9.397cm">
          <text:p/>
        </draw:line>
        <draw:line draw:style-name="gr3" draw:text-style-name="P1" draw:layer="layout" svg:x1="8.797cm" svg:y1="13.997cm" svg:x2="12.597cm" svg:y2="11.397cm">
          <text:p/>
        </draw:line>
        <draw:frame draw:style-name="gr4" draw:layer="layout" svg:width="6.336cm" svg:height="0.962cm" svg:x="2.6cm" svg:y="1.6cm">
          <draw:text-box>
            <text:p>Requerimiento Nº 11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V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8T17:27:52</meta:creation-date>
    <meta:editing-duration>PT12M31S</meta:editing-duration>
    <meta:editing-cycles>2</meta:editing-cycles>
    <dc:date>2013-03-18T18:10:54</dc:date>
    <meta:document-statistic meta:object-count="161"/>
    <meta:generator>OpenOffice.org/3.4$Unix OpenOffice.org_project/340m1$Build-9590</meta:generator>
  </office:meta>
</office:document-meta>
</file>